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P Stat</text:p>
          </table:table-cell>
          <table:table-cell table:style-name="ce2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Lexaeus without crossing into the right half of the battlefiel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the Darkside in Reverse/Rebirth without reloading more than 70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the Riku replica on Floor B2 while in Dark Mod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 office:value-type="string" calcext:value-type="string">
            <text:p>Far too hard for a non-bonus set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Nullary Hand [m]</text:p>
          </table:table-cell>
          <table:table-cell office:value-type="string" calcext:value-type="string">
            <text:p>Defeat Ansem on Floor B1 without stocking cards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Rookie Col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Regular Col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Veteran Col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Legendary Col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Beginner Legerd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Standard Legerd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Proud Legerd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Legerdemai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New Achievements'.A1:'New Achievements'.A4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1:50:24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6-04T01:51:47.219000000</dc:date>
    <meta:editing-duration>P2DT19H43M</meta:editing-duration>
    <meta:editing-cycles>260</meta:editing-cycles>
    <meta:document-statistic meta:table-count="2" meta:cell-count="4683" meta:object-count="0"/>
  </office:meta>
</office:document-meta>
</file>